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  <style:text-properties officeooo:paragraph-rsid="000cef30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  <style:text-properties officeooo:paragraph-rsid="000ebf36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  <style:text-properties fo:font-style="italic" officeooo:rsid="000cef30" officeooo:paragraph-rsid="000cef30" style:font-style-asian="italic" style:font-style-complex="italic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T1" style:family="text">
      <style:text-properties officeooo:rsid="000cef30"/>
    </style:style>
    <style:style style:name="T2" style:family="text">
      <style:text-properties fo:font-style="italic" officeooo:rsid="000cef30" style:font-style-asian="italic" style:font-style-complex="italic"/>
    </style:style>
    <style:style style:name="T3" style:family="text">
      <style:text-properties fo:font-style="italic" officeooo:rsid="000ebf36" style:font-style-asian="italic" style:font-style-complex="italic"/>
    </style:style>
    <style:style style:name="T4" style:family="text">
      <style:text-properties fo:font-style="italic" officeooo:rsid="00105b53" style:font-style-asian="italic" style:font-style-complex="italic"/>
    </style:style>
    <style:style style:name="T5" style:family="text">
      <style:text-properties fo:font-style="italic" officeooo:rsid="0011816c" style:font-style-asian="italic" style:font-style-complex="italic"/>
    </style:style>
    <style:style style:name="T6" style:family="text">
      <style:text-properties fo:font-style="italic" officeooo:rsid="001219c2" style:font-style-asian="italic" style:font-style-complex="italic"/>
    </style:style>
    <style:style style:name="T7" style:family="text">
      <style:text-properties officeooo:rsid="00105b53"/>
    </style:style>
    <style:style style:name="T8" style:family="text">
      <style:text-properties officeooo:rsid="00116b2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section text:style-name="Sect1" text:name="submissionResponseId~TPtmoL1nEe-DIQ43TIKJ4Q-legend">
        <text:section text:style-name="Sect1" text:name="prompt-submissionResponseId~TPtmoL1nEe-DIQ43TIKJ4Q">
          <text:list text:style-name="L1">
            <text:list-item>
              <text:p text:style-name="P2">How do you define collective intelligence within the context of your project?</text:p>
              <text:p text:style-name="P5">In my project, we can collect user prompts and interactions with <text:span text:style-name="T7">the </text:span>Italian chat bot. This data can be aggregated and analyzed to identify different conversation strategies while learning a foreign language.</text:p>
              <text:p text:style-name="P5"/>
            </text:list-item>
            <text:list-item>
              <text:p text:style-name="P2">Which participatory design technique from this week can be best adapted to your project’s needs?</text:p>
              <text:p text:style-name="P5">Th<text:span text:style-name="T8">is collection of chat logs is a </text:span>crowd sourcing <text:span text:style-name="T8">technique that </text:span>can lead to many interesting insights and aid in improved language translations.</text:p>
              <text:p text:style-name="P5"/>
            </text:list-item>
            <text:list-item>
              <text:p text:style-name="P2">Can you give an example of how human-AI collective intelligence could be implemented in your project?</text:p>
            </text:list-item>
          </text:list>
          <text:p text:style-name="P6"><text:tab/><text:span text:style-name="T1">We can help to improve the Italian chat bot by collecting feedback from users on different <text:tab/>chat responses. This feedback can help us score and evaluate the accuracy of the chat bot.</text:span></text:p>
          <text:p text:style-name="P6"/>
          <text:list text:continue-numbering="true" text:style-name="L1">
            <text:list-item>
              <text:p text:style-name="P2">Identify the major challenges you might face using collective intelligence in your project. How do you plan to address them?<text:line-break/><text:span text:style-name="T2">Storing user chat logs for a prolonged period of time comes with many concerns of data privacy. We can </text:span><text:span text:style-name="T3">invest heavily in proper security controls, staff, and culture to assuage these concerns. Similarly, we need to maintain user trust in the system through easily explainable details of the system.</text:span></text:p>
              <text:p text:style-name="P2"><text:span text:style-name="T3"/></text:p>
            </text:list-item>
            <text:list-item>
              <text:p text:style-name="P3">Explain how collective intelligence could enhance decision-making in your project.</text:p>
              <text:p text:style-name="P3"><text:span text:style-name="T2">We can determine particular conversation</text:span><text:span text:style-name="T3">s and interactions that don’t work very well with the large-language model. We can then choose to rework them or cut them from the application.</text:span><text:line-break/></text:p>
            </text:list-item>
            <text:list-item>
              <text:p text:style-name="P4">What specific metrics will you use to evaluate the success of collective intelligence applications in your project?</text:p>
              <text:p text:style-name="P4"><text:span text:style-name="T3">If we can improve feedback scores over time, using the crowd-sourced data from the application, we can use that metric to evaluate successful improvements.</text:span><text:line-break/></text:p>
            </text:list-item>
            <text:list-item>
              <text:p text:style-name="P4">Discuss the role of diversity in strengthening collective intelligence outcomes for your project.</text:p>
              <text:p text:style-name="P4"><text:span text:style-name="T3">If we can target language learners from a wide swath of backgrounds and cultures, we will be able to improve the global reach of the application.</text:span><text:span text:style-name="T5"> There are many styles of conversation and interactions in different cultures. We need to accommodate for those </text:span><text:soft-page-break/><text:span text:style-name="T5">differences.</text:span><text:line-break/></text:p>
            </text:list-item>
            <text:list-item>
              <text:p text:style-name="P4">Reflect on how the concept of collective intelligence has shaped the development of your project idea so far.</text:p>
              <text:p text:style-name="P4"><text:span text:style-name="T3">So far, it has only been considered as a form of quality assurance to improve the existing application.</text:span><text:line-break/></text:p>
            </text:list-item>
            <text:list-item>
              <text:p text:style-name="P4">Evaluate how effectively participatory design has been integrated into your project up to this point.</text:p>
              <text:p text:style-name="P4"><text:span text:style-name="T3">At this early stage in the project, there has been very little implementation of the planned crowd sourced intelligence gathering. Apart from planning and </text:span><text:span text:style-name="T6">selection of tools, there has been very little effort put into this crowd-sourcing strategy so far.</text:span></text:p>
              <text:p text:style-name="P4"><text:span text:style-name="T3"/></text:p>
            </text:list-item>
            <text:list-item>
              <text:p text:style-name="P4">Looking ahead, what steps will you take to further integrate or enhance collective intelligence techniques in your project?</text:p>
              <text:p text:style-name="P4"><text:span text:style-name="T4">Alongside the collection of the chat logs, I hope to implement a way to record user mouse movements and keyboard actions. With this data I can look for any problems with the user interface or investigate more thoroughly a user report</text:span><text:span text:style-name="T6">ed</text:span><text:span text:style-name="T4"> issue.</text:span><text:line-break/></text:p>
            </text:list-item>
          </text:list>
        </text:section>
      </text:section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8:43:50.701373371</meta:creation-date>
    <dc:date>2025-02-09T19:25:00.810310129</dc:date>
    <meta:editing-duration>PT18M5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20" meta:word-count="497" meta:character-count="3092" meta:non-whitespace-character-count="2616"/>
  </office:meta>
</office:document-meta>
</file>